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Benchmark.getValueFromMap( Value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BenchmarkData.ValueBenchmark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Benchmark.propertyAccessParseAndExecution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BenchmarkData.CachingBenchmark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Benchmark.methodAccessParseAndExecution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Benchmark.cachingMethodAccessParseAndExecution( Caching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Benchmark.cachingPropertyAccessParseAndExecution( Caching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